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ing_20_1" style:list-style-name="WWNum5">
      <style:paragraph-properties fo:text-align="justify" style:justify-single-word="false"/>
    </style:style>
    <style:style style:name="P2" style:family="paragraph" style:parent-style-name="List_20_Paragraph" style:list-style-name="WWNum5"/>
    <style:style style:name="P3" style:family="paragraph" style:parent-style-name="List_20_Paragraph" style:list-style-name="WWNum5">
      <style:paragraph-properties fo:text-align="justify" style:justify-single-word="false"/>
    </style:style>
    <style:style style:name="P4" style:family="paragraph" style:parent-style-name="List_20_Paragraph" style:list-style-name="WWNum5" style:master-page-name="">
      <loext:graphic-properties draw:fill="none"/>
      <style:paragraph-properties fo:margin-left="0.5618in" fo:margin-right="0in" fo:margin-top="0in" fo:margin-bottom="0.111in" style:contextual-spacing="true" fo:line-height="108%" fo:text-align="start" style:justify-single-word="false" fo:orphans="2" fo:widows="2" fo:text-indent="-0.3118in" style:auto-text-indent="false" style:page-number="auto" fo:background-color="transparent" style:writing-mode="lr-tb"/>
    </style:style>
    <style:style style:name="P5" style:family="paragraph" style:parent-style-name="List_20_Paragraph" style:list-style-name="WWNum5">
      <style:text-properties officeooo:rsid="000541dd" officeooo:paragraph-rsid="000541dd"/>
    </style:style>
    <style:style style:name="P6" style:family="paragraph" style:parent-style-name="Standard">
      <style:paragraph-properties fo:text-align="justify" style:justify-single-word="false"/>
    </style:style>
    <style:style style:name="P7" style:family="paragraph" style:parent-style-name="Standard">
      <style:paragraph-properties fo:margin-left="0.25in" fo:margin-right="0in" fo:text-align="justify" style:justify-single-word="false" fo:text-indent="0in" style:auto-text-indent="false"/>
    </style:style>
    <style:style style:name="P8" style:family="paragraph" style:parent-style-name="Title">
      <style:paragraph-properties fo:text-align="justify" style:justify-single-word="false"/>
    </style:style>
    <style:style style:name="T1" style:family="text">
      <style:text-properties officeooo:rsid="00031bfb"/>
    </style:style>
    <style:style style:name="T2" style:family="text">
      <style:text-properties officeooo:rsid="000357ad"/>
    </style:style>
    <style:style style:name="T3" style:family="text">
      <style:text-properties officeooo:rsid="000541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ealth Service GmbH</text:p>
      <text:p text:style-name="P6"/>
      <text:list xml:id="list1673863543" text:style-name="WWNum5">
        <text:list-item>
          <text:h text:style-name="P1" text:outline-level="1">Zweck des Vertrages</text:h>
          <text:list>
            <text:list-item>
              <text:p text:style-name="P2">Zu dem Zweck des Vertrages gehört die Instalation und Instanthaltung, der für den Betrieb der Praxis Schmerzlos notwendigen Hard- und Software.</text:p>
            </text:list-item>
          </text:list>
        </text:list-item>
        <text:list-item>
          <text:h text:style-name="P1" text:outline-level="1">Vertragspartner</text:h>
          <text:list>
            <text:list-item>
              <text:p text:style-name="P3">Das Service Level Agreement bezieht sich auf die Parteien Health Service GmbH sowie der Zahnarztpraxis Dr.Schmerzlos.</text:p>
            </text:list-item>
          </text:list>
        </text:list-item>
        <text:list-item>
          <text:h text:style-name="P1" text:outline-level="1">Leistungsbeschreibung</text:h>
          <text:list>
            <text:list-item>
              <text:p text:style-name="P2">Unsere Leistungen sind unter anderem:</text:p>
              <text:list>
                <text:list-item>
                  <text:p text:style-name="P2"><text:s/>Schulung für die Richtige Nutzung der Services</text:p>
                </text:list-item>
                <text:list-item>
                  <text:p text:style-name="P2"><text:s/>Wartung und Instan<text:span text:style-name="T1">d</text:span>haltung der Services</text:p>
                </text:list-item>
                <text:list-item>
                  <text:p text:style-name="P2"><text:s/>Ansprechpartner für Fragen bzgl. des Services</text:p>
                </text:list-item>
                <text:list-item>
                  <text:p text:style-name="P2"><text:s/>Versorgung von Hard- und Software</text:p>
                  <text:list>
                    <text:list-item>
                      <text:p text:style-name="P2">PC Systeme</text:p>
                    </text:list-item>
                    <text:list-item>
                      <text:p text:style-name="P2">Netzwerkkomponente</text:p>
                    </text:list-item>
                    <text:list-item>
                      <text:p text:style-name="P2">Drucker</text:p>
                    </text:list-item>
                    <text:list-item>
                      <text:p text:style-name="P2">Betreuung einer Telefoninstallation</text:p>
                    </text:list-item>
                    <text:list-item>
                      <text:p text:style-name="P2">Software zur Verwaltung der Praxistätigkeiten und der Terminvergabe</text:p>
                    </text:list-item>
                    <text:list-item>
                      <text:p text:style-name="P2">Elektronische Verwaltung der Patientendaten</text:p>
                    </text:list-item>
                  </text:list>
                </text:list-item>
              </text:list>
            </text:list-item>
          </text:list>
        </text:list-item>
        <text:list-item>
          <text:h text:style-name="P1" text:outline-level="1">Verantwortung des Leistungserbringers</text:h>
          <text:list>
            <text:list-item>
              <text:p text:style-name="P2">Unsere Verantwortung ist die Fertigstellung des Auftrages möglichst zum abgesprochenem Fertigstellungsdatum, sowie die weiterführende Wartung.</text:p>
            </text:list-item>
            <text:list-item>
              <text:p text:style-name="P2">Wir sind dafür verantwortlich die Verfügbarkeit des Service aufrechtzuerhalten sowie die richtige Nutzung unseres Services zu schulen.</text:p>
            </text:list-item>
          </text:list>
        </text:list-item>
        <text:list-item>
          <text:h text:style-name="P1" text:outline-level="1">Verantwortung des Leistungsempfängers</text:h>
          <text:list>
            <text:list-item>
              <text:p text:style-name="P2">Die Verantwortung des Leistungsempfängers ist Störungen und Fehler umgehend zu melden, sowie den Service gemäß unserer Schulung zu nutzen.</text:p>
            </text:list-item>
          </text:list>
        </text:list-item>
        <text:list-item>
          <text:h text:style-name="P1" text:outline-level="1">Verfügbarkeit des Dienstes und Reaktionszeit</text:h>
          <text:list>
            <text:list-item>
              <text:p text:style-name="P2">Bei Ausfall oder Störungen wird ein Mitarbeiter zur Wartung beantragt. Kann die Störung über Remote-Wartung behoben werden, wird sich <text:span text:style-name="T1">innerhalb von zwölf Stunden</text:span> da<text:span text:style-name="T1">rum</text:span> gekümmert. Ist dies jedoch nicht möglich, wird ein Mitarbeiter <text:span text:style-name="T1">innerhalb von 2</text:span> <text:span text:style-name="T1">Werkta</text:span>gen zur persönlichen Wartung geschickt.</text:p>
            </text:list-item>
          </text:list>
        </text:list-item>
        <text:list-item>
          <text:h text:style-name="P1" text:outline-level="1"><text:soft-page-break/>Monitoring und Report</text:h>
          <text:list>
            <text:list-item>
              <text:p text:style-name="P2">Es werden Freitags um 10:00 Uhr wöchentliche Meetings gehalten, die als Bericht dienen, um den Stand des Services einsehen zu können. Ein nicht einhalten der Meetingszeit muss zwei Tage <text:span text:style-name="T1">v</text:span>orher mitgeteilt werden. Ausgeschlossen <text:span text:style-name="T1">von der Melde- und Teilnahmepflicht</text:span> sind Unfälle und Notfälle.</text:p>
            </text:list-item>
          </text:list>
        </text:list-item>
        <text:list-item>
          <text:h text:style-name="P1" text:outline-level="1">Eskalationsmanagement</text:h>
          <text:list>
            <text:list-item>
              <text:p text:style-name="P2">Meldung unmittelbar an eine Person adressieren.</text:p>
            </text:list-item>
            <text:list-item>
              <text:p text:style-name="P2">Absender formuliert seine Betroffenheit in Form einer persönlichen Wahrnehmung</text:p>
            </text:list-item>
            <text:list-item>
              <text:p text:style-name="P2">Probleme werden als persönliche Wahrnehmung mitgeteilt</text:p>
            </text:list-item>
            <text:list-item>
              <text:p text:style-name="P2">Klare (Handlungs-)Empfehlung für die Lösung eines Problems aussprechen</text:p>
            </text:list-item>
            <text:list-item>
              <text:p text:style-name="P2">Absender fordert eine Antwort des Empfängers ein, um ihn zur Zustimmung für seine Empfehlung zu bewegen oder um eine generelle Entscheidung bitten</text:p>
            </text:list-item>
          </text:list>
        </text:list-item>
        <text:list-item>
          <text:h text:style-name="P1" text:outline-level="1">Preisgestaltung </text:h>
          <text:list>
            <text:list-item>
              <text:p text:style-name="P2">Einrichtung: 65.000<text:span text:style-name="T2"> Euro</text:span></text:p>
            </text:list-item>
            <text:list-item>
              <text:p text:style-name="P2">Pauschal: 2.500<text:span text:style-name="T2"> Euro</text:span></text:p>
            </text:list-item>
            <text:list-item>
              <text:p text:style-name="P4">Die Einrichtung der Hardware, unserer Sorftware zur <text:span text:style-name="T2">V</text:span>erwaltung der Praxistätigkeiten, sowie die Archivierung der Patientendaten bezieht sich auf 65.000 Euro. </text:p>
            </text:list-item>
          </text:list>
        </text:list-item>
        <text:list-item>
          <text:h text:style-name="P1" text:outline-level="1">Vertragslaufzeit</text:h>
          <text:list>
            <text:list-item>
              <text:p text:style-name="P2">Dieser Vertrag wird mit der Unterzeichnung der oben genannten Vertragspartnern wirksam. Der Vertrag ist vom Zeitpunkt der Unterzeichnung fünf Jahre wirksam und wird ohne aktive Kündigung<text:span text:style-name="T3"> am Ende der Vertragslaufzeit jeweils</text:span> um ein Jahr verlängert.</text:p>
            </text:list-item>
            <text:list-item>
              <text:p text:style-name="P5">Kündigungsfrist für diesen Vertrag liegt bei zwei Monaten vor Ende der Vertragslaufzeit.</text:p>
            </text:list-item>
          </text:list>
        </text:list-item>
        <text:list-item>
          <text:h text:style-name="P1" text:outline-level="1">Ansprechpartner und Kommunikationswege</text:h>
        </text:list-item>
      </text:list>
      <text:p text:style-name="P7">11.1 Die grundlegende Kommunikation für Probleme läuft über die Service Hotline der Health Service GmbH. Für allgemeinere Kommunikationsgründe, wie z.B. fragen am System, kann auch E-Mail verwendet werden. Die Ansprechpartner sind Herr Prof. Dr. Ansprech und Frau Prof. Dr. Partner. Der Ansprechpartner der Zahnartztpraxis ist Frau Dr.<text:span text:style-name="T3"> </text:span>Blank</text:p>
      <text:list xml:id="list95343365915095" text:continue-numbering="true" text:style-name="WWNum5">
        <text:list-item>
          <text:list>
            <text:list-item>
              <text:list>
                <text:list-item>
                  <text:p text:style-name="P3">Health Service GmbH ist erreichbar unter der Telefonnummer 0800 1110111 oder <text:s/>unter der E-Mail <text:a xlink:type="simple" xlink:href="mailto:service@health-service.de" text:style-name="Internet_20_link" text:visited-style-name="Visited_20_Internet_20_Link"><text:span text:style-name="Internet_20_link">service@health-service.de</text:span></text:a></text:p>
                </text:list-item>
                <text:list-item>
                  <text:p text:style-name="P3">Die Zahnarztpraxis Dr. Schmerzlos ist erreichbar unter der Telefnonnummer 0172/6122036 oder unter der E-Mail zahnart.schmerzlos@web.de</text:p>
                </text:list-item>
              </text:list>
            </text:list-item>
          </text:list>
        </text:list-item>
        <text:list-item>
          <text:h text:style-name="P1" text:outline-level="1">Salvatorische Klausel</text:h>
          <text:list>
            <text:list-item>
              <text:p text:style-name="P3">Sollten einzelne Bestimmungen diese Service Level Agrrements ganz oder Teilweise nicht rechtswirksam oder nicht durchführbar sein oder werden, so wird hierdurch die Gültigkeit der übrigen Bestimmungen des jeweiligen Vertrags nicht berührt.</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ita Morosow</meta:initial-creator>
    <meta:editing-cycles>7</meta:editing-cycles>
    <meta:creation-date>2022-09-14T12:44:00</meta:creation-date>
    <dc:date>2023-01-11T09:53:42.300497432</dc:date>
    <meta:editing-duration>PT55M38S</meta:editing-duration>
    <meta:generator>LibreOffice/7.3.7.2$Linux_X86_64 LibreOffice_project/30$Build-2</meta:generator>
    <meta:document-statistic meta:table-count="0" meta:image-count="0" meta:object-count="0" meta:page-count="2" meta:paragraph-count="45" meta:word-count="524" meta:character-count="3922" meta:non-whitespace-character-count="3479"/>
    <meta:user-defined meta:name="AppVersion">16.0000</meta:user-defined>
    <meta:user-defined meta:name="ContentTypeId">0x0101001FCB460310F853418E5009D1481E82C1</meta:user-defined>
    <meta:template xlink:type="simple" xlink:actuate="onRequest" xlink:title="Normal" xlink:href=""/>
  </office:meta>
</office:document-meta>
</file>